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7ab" officeooo:paragraph-rsid="000a37a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bal comic</text:p>
      <text:p text:style-name="P1">se agrego modulo para agregar fields de autor y editorial, estos fueron many2many autor y many2one editorial.</text:p>
      <text:p text:style-name="P1">omics_add_fields inventario produc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03:08.103010407</meta:creation-date>
    <dc:date>2019-03-28T13:04:29.422725884</dc:date>
    <meta:editing-duration>PT1M25S</meta:editing-duration>
    <meta:editing-cycles>1</meta:editing-cycles>
    <meta:document-statistic meta:table-count="0" meta:image-count="0" meta:object-count="0" meta:page-count="1" meta:paragraph-count="3" meta:word-count="22" meta:character-count="158" meta:non-whitespace-character-count="139"/>
    <meta:generator>LibreOffice/6.0.7.3$Linux_X86_64 LibreOffice_project/00m0$Build-3</meta:generator>
  </office:meta>
</office:document-meta>
</file>